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4" style:family="table-row"/>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5" style:family="table-row"/>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7" style:family="table-row"/>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8" style:family="table-row"/>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fo:background-color="transparent" fo:keep-together="auto">
        <style:background-image/>
      </style:table-row-properties>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Standard">
      <style:paragraph-properties fo:margin-top="0in" fo:margin-bottom="0in" style:contextual-spacing="false" fo:text-align="start" style:justify-single-word="false"/>
      <style:text-properties officeooo:paragraph-rsid="00615b1c"/>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3"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4"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6"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8" style:family="paragraph" style:parent-style-name="Standard">
      <style:paragraph-properties fo:margin-top="0in" fo:margin-bottom="0in" style:contextual-spacing="false" fo:text-align="center" style:justify-single-word="false"/>
    </style:style>
    <style:style style:name="P19" style:family="paragraph" style:parent-style-name="Table_20_Heading">
      <style:paragraph-properties fo:margin-top="0in" fo:margin-bottom="0in" style:contextual-spacing="false" fo:text-align="center" style:justify-single-word="false"/>
    </style:style>
    <style:style style:name="P20" style:family="paragraph" style:parent-style-name="Standard">
      <style:paragraph-properties fo:margin-top="0in" fo:margin-bottom="0in" style:contextual-spacing="false" fo:text-align="center" style:justify-single-word="false"/>
      <style:text-properties officeooo:paragraph-rsid="001db8fc"/>
    </style:style>
    <style:style style:name="P21" style:family="paragraph" style:parent-style-name="Table_20_Heading">
      <style:paragraph-properties fo:margin-top="0in" fo:margin-bottom="0in" style:contextual-spacing="false" fo:text-align="center" style:justify-single-word="false"/>
      <style:text-properties officeooo:paragraph-rsid="001db8fc"/>
    </style:style>
    <style:style style:name="P22" style:family="paragraph" style:parent-style-name="Standard">
      <style:paragraph-properties fo:margin-top="0in" fo:margin-bottom="0in" style:contextual-spacing="false" fo:text-align="center" style:justify-single-word="false"/>
      <style:text-properties officeooo:paragraph-rsid="0035822c"/>
    </style:style>
    <style:style style:name="P23" style:family="paragraph" style:parent-style-name="Standard">
      <style:paragraph-properties fo:text-align="center" style:justify-single-word="false"/>
      <style:text-properties officeooo:paragraph-rsid="0035822c"/>
    </style:style>
    <style:style style:name="P24" style:family="paragraph" style:parent-style-name="Standard">
      <style:paragraph-properties fo:margin-top="0in" fo:margin-bottom="0in" style:contextual-spacing="false" fo:text-align="center" style:justify-single-word="false"/>
      <style:text-properties officeooo:paragraph-rsid="004a26ea"/>
    </style:style>
    <style:style style:name="P25" style:family="paragraph" style:parent-style-name="Table_20_Heading">
      <style:paragraph-properties fo:margin-top="0in" fo:margin-bottom="0in" style:contextual-spacing="false" fo:text-align="center" style:justify-single-word="false"/>
      <style:text-properties officeooo:paragraph-rsid="004a26ea"/>
    </style:style>
    <style:style style:name="P26" style:family="paragraph" style:parent-style-name="Standard">
      <style:paragraph-properties fo:margin-top="0in" fo:margin-bottom="0in" style:contextual-spacing="false" fo:text-align="center" style:justify-single-word="false"/>
      <style:text-properties officeooo:paragraph-rsid="005544a2"/>
    </style:style>
    <style:style style:name="P27" style:family="paragraph" style:parent-style-name="Standard">
      <style:paragraph-properties fo:text-align="center" style:justify-single-word="false"/>
    </style:style>
    <style:style style:name="P28"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30"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1" style:family="paragraph" style:parent-style-name="Standard">
      <style:paragraph-properties fo:margin-top="0in" fo:margin-bottom="0in" style:contextual-spacing="false" fo:text-align="center" style:justify-single-word="false"/>
      <style:text-properties officeooo:rsid="0037a13f"/>
    </style:style>
    <style:style style:name="P32"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4" style:family="paragraph" style:parent-style-name="Standard">
      <style:paragraph-properties fo:margin-top="0in" fo:margin-bottom="0in" style:contextual-spacing="false" fo:text-align="center" style:justify-single-word="false"/>
      <style:text-properties officeooo:rsid="003826dd"/>
    </style:style>
    <style:style style:name="P35"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6" style:family="paragraph" style:parent-style-name="Standard">
      <style:paragraph-properties fo:text-align="center" style:justify-single-word="false"/>
      <style:text-properties officeooo:rsid="003826dd" officeooo:paragraph-rsid="003826dd"/>
    </style:style>
    <style:style style:name="P37" style:family="paragraph" style:parent-style-name="Standard">
      <style:text-properties officeooo:rsid="001313e6" officeooo:paragraph-rsid="001313e6"/>
    </style:style>
    <style:style style:name="P38" style:family="paragraph" style:parent-style-name="Standard">
      <style:text-properties officeooo:paragraph-rsid="0010bd19"/>
    </style:style>
    <style:style style:name="P39" style:family="paragraph" style:parent-style-name="Standard">
      <style:text-properties officeooo:paragraph-rsid="001db8fc"/>
    </style:style>
    <style:style style:name="P40" style:family="paragraph" style:parent-style-name="Standard">
      <style:text-properties officeooo:rsid="002f9500" officeooo:paragraph-rsid="002f9500"/>
    </style:style>
    <style:style style:name="P41" style:family="paragraph" style:parent-style-name="Standard">
      <style:paragraph-properties fo:text-align="center" style:justify-single-word="false"/>
      <style:text-properties officeooo:rsid="00253fb5"/>
    </style:style>
    <style:style style:name="P42" style:family="paragraph" style:parent-style-name="Standard">
      <style:text-properties officeooo:paragraph-rsid="004a26ea"/>
    </style:style>
    <style:style style:name="P43" style:family="paragraph" style:parent-style-name="Standard">
      <style:paragraph-properties fo:text-align="center" style:justify-single-word="false"/>
      <style:text-properties officeooo:rsid="00267d0d"/>
    </style:style>
    <style:style style:name="P44" style:family="paragraph" style:parent-style-name="Standard">
      <style:text-properties officeooo:paragraph-rsid="005544a2"/>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50"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1"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52"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4" style:family="paragraph" style:parent-style-name="Standard">
      <style:paragraph-properties fo:margin-top="0in" fo:margin-bottom="0in" style:contextual-spacing="false" fo:text-align="center" style:justify-single-word="false"/>
      <style:text-properties officeooo:rsid="005dae11"/>
    </style:style>
    <style:style style:name="P55" style:family="paragraph" style:parent-style-name="Contents_20_1">
      <style:paragraph-properties>
        <style:tab-stops>
          <style:tab-stop style:position="6.9252in" style:type="right" style:leader-style="dotted" style:leader-text="."/>
        </style:tab-stops>
      </style:paragraph-properties>
    </style:style>
    <style:style style:name="P56" style:family="paragraph" style:parent-style-name="Contents_20_2">
      <style:paragraph-properties>
        <style:tab-stops>
          <style:tab-stop style:position="6.9252in" style:type="right" style:leader-style="dotted" style:leader-text="."/>
        </style:tab-stops>
      </style:paragraph-properties>
    </style:style>
    <style:style style:name="P57" style:family="paragraph" style:parent-style-name="Heading_20_1" style:master-page-name="First_20_Page">
      <style:paragraph-properties style:page-number="auto"/>
    </style:style>
    <style:style style:name="P58" style:family="paragraph" style:parent-style-name="Heading_20_1">
      <style:text-properties officeooo:paragraph-rsid="0019cf42"/>
    </style:style>
    <style:style style:name="P59" style:family="paragraph" style:parent-style-name="Heading_20_2">
      <style:text-properties officeooo:paragraph-rsid="004a26ea"/>
    </style:style>
    <style:style style:name="P60" style:family="paragraph" style:parent-style-name="Heading_20_2">
      <style:text-properties officeooo:paragraph-rsid="001db8fc"/>
    </style:style>
    <style:style style:name="P61" style:family="paragraph" style:parent-style-name="Standard" style:list-style-name="L1">
      <style:text-properties style:font-name="Times New Roman"/>
    </style:style>
    <style:style style:name="P62" style:family="paragraph" style:parent-style-name="Standard" style:list-style-name="L1"/>
    <style:style style:name="P63"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64" style:family="paragraph" style:parent-style-name="Standard" style:master-page-name="Landscape">
      <style:paragraph-properties style:page-number="auto"/>
      <style:text-properties officeooo:paragraph-rsid="0010bd19"/>
    </style:style>
    <style:style style:name="P65" style:family="paragraph">
      <style:paragraph-properties style:writing-mode="lr-tb"/>
      <style:text-properties style:font-name="Liberation Sans" fo:font-size="1pt"/>
    </style:style>
    <style:style style:name="P6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e890d"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65dbf0" style:font-name-asian="Times New Roman1" style:font-size-asian="12pt" style:font-name-complex="Times New Roman1" style:font-size-complex="12pt" style:language-complex="ar" style:country-complex="SA"/>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307358"/>
    </style:style>
    <style:style style:name="T14" style:family="text">
      <style:text-properties style:text-underline-style="solid" style:text-underline-width="auto" style:text-underline-color="font-color" officeooo:rsid="0063cc80"/>
    </style:style>
    <style:style style:name="T15" style:family="text">
      <style:text-properties fo:color="#000000" loext:opacity="100%" fo:font-size="12pt" style:font-name-asian="TimesNewRomanPSMT" style:font-size-asian="12pt" style:font-name-complex="TimesNewRomanPSMT" style:font-size-complex="12pt"/>
    </style:style>
    <style:style style:name="T16" style:family="text">
      <style:text-properties officeooo:rsid="0012f730"/>
    </style:style>
    <style:style style:name="T17" style:family="text">
      <style:text-properties officeooo:rsid="0018a014"/>
    </style:style>
    <style:style style:name="T18" style:family="text">
      <style:text-properties officeooo:rsid="0019cf42"/>
    </style:style>
    <style:style style:name="T19" style:family="text">
      <style:text-properties officeooo:rsid="001a67f6"/>
    </style:style>
    <style:style style:name="T20" style:family="text">
      <style:text-properties officeooo:rsid="001d6a4b"/>
    </style:style>
    <style:style style:name="T21" style:family="text">
      <style:text-properties officeooo:rsid="001db8fc"/>
    </style:style>
    <style:style style:name="T22" style:family="text">
      <style:text-properties officeooo:rsid="0020e44c"/>
    </style:style>
    <style:style style:name="T23" style:family="text">
      <style:text-properties officeooo:rsid="00253fb5"/>
    </style:style>
    <style:style style:name="T24" style:family="text">
      <style:text-properties officeooo:rsid="002915f2"/>
    </style:style>
    <style:style style:name="T25" style:family="text">
      <style:text-properties officeooo:rsid="0029e7d9"/>
    </style:style>
    <style:style style:name="T26" style:family="text">
      <style:text-properties officeooo:rsid="002b863c"/>
    </style:style>
    <style:style style:name="T27" style:family="text">
      <style:text-properties officeooo:rsid="003232c2"/>
    </style:style>
    <style:style style:name="T28" style:family="text">
      <style:text-properties officeooo:rsid="00329310"/>
    </style:style>
    <style:style style:name="T29" style:family="text">
      <style:text-properties officeooo:rsid="003449e2"/>
    </style:style>
    <style:style style:name="T30" style:family="text">
      <style:text-properties officeooo:rsid="003ccc61"/>
    </style:style>
    <style:style style:name="T31" style:family="text">
      <style:text-properties officeooo:rsid="003e49ff"/>
    </style:style>
    <style:style style:name="T32" style:family="text">
      <style:text-properties officeooo:rsid="0041f404"/>
    </style:style>
    <style:style style:name="T33" style:family="text">
      <style:text-properties officeooo:rsid="004a26ea"/>
    </style:style>
    <style:style style:name="T34" style:family="text">
      <style:text-properties officeooo:rsid="0050deac"/>
    </style:style>
    <style:style style:name="T35" style:family="text">
      <style:text-properties officeooo:rsid="005544a2"/>
    </style:style>
    <style:style style:name="T36" style:family="text">
      <style:text-properties officeooo:rsid="0055cb66"/>
    </style:style>
    <style:style style:name="T37" style:family="text">
      <style:text-properties officeooo:rsid="005a1873"/>
    </style:style>
    <style:style style:name="T38" style:family="text">
      <style:text-properties officeooo:rsid="005abc0d"/>
    </style:style>
    <style:style style:name="T39" style:family="text">
      <style:text-properties officeooo:rsid="005d16f4"/>
    </style:style>
    <style:style style:name="T40" style:family="text">
      <style:text-properties officeooo:rsid="005d86dc"/>
    </style:style>
    <style:style style:name="T41" style:family="text">
      <style:text-properties officeooo:rsid="005dae11"/>
    </style:style>
    <style:style style:name="T42" style:family="text">
      <style:text-properties officeooo:rsid="005dd1b4"/>
    </style:style>
    <style:style style:name="T43" style:family="text">
      <style:text-properties officeooo:rsid="005e890d"/>
    </style:style>
    <style:style style:name="T44" style:family="text">
      <style:text-properties officeooo:rsid="0060103c"/>
    </style:style>
    <style:style style:name="T45" style:family="text">
      <style:text-properties style:font-name="Times New Roman" officeooo:rsid="00615b1c" style:font-name-asian="Times New Roman1" style:font-name-complex="Times New Roman1"/>
    </style:style>
    <style:style style:name="T46" style:family="text">
      <style:text-properties officeooo:rsid="0063cc80"/>
    </style:style>
    <style:style style:name="T47" style:family="text">
      <style:text-properties officeooo:rsid="0065db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31.703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text:bookmark-start text:name="__RefHeading___Toc3435_1635234148"/>Introduction (Informative)<text:bookmark-end text:name="__RefHeading___Toc3435_1635234148"/></text:h>
      <text:p text:style-name="Standard">This standard describes the format and allocation of OpenLCB 48-bit Unique Identifiers. It is not specific to any wire protocol.</text:p>
      <text:h text:style-name="P58" text:outline-level="1"><text:bookmark-start text:name="__RefHeading___Toc3437_1635234148"/>Intended Use (Informative)<text:bookmark-end text:name="__RefHeading___Toc3437_1635234148"/></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text:bookmark-start text:name="__RefHeading___Toc3439_1635234148"/>References and Context (<text:span text:style-name="T18">Normative</text:span>)<text:bookmark-end text:name="__RefHeading___Toc3439_1635234148"/></text:h>
      <text:p text:style-name="Standard">This specification is in the context of the following OpenLCB Standards:</text:p>
      <text:list text:style-name="L1">
        <text:list-item>
          <text:p text:style-name="P61">The OpenLCB Message Network Standard, which <text:span text:style-name="T15">defines the basic messages and how they interact. Higher-level protocols are based on this message network, but are defined elsewhere.</text:span></text:p>
        </text:list-item>
        <text:list-item>
          <text:p text:style-name="P62">The OpenLCB Event Identification Standard, which defines the well-known Events Identifiers.</text:p>
        </text:list-item>
      </text:list>
      <text:h text:style-name="Heading_20_1" text:outline-level="1"><text:bookmark-start text:name="__RefHeading___Toc3441_1635234148"/>Format <text:span text:style-name="T19">(Normative)</text:span><text:bookmark-end text:name="__RefHeading___Toc3441_1635234148"/></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text:bookmark-start text:name="__RefHeading___Toc3443_1635234148"/>Allocation (Normative)<text:bookmark-end text:name="__RefHeading___Toc3443_1635234148"/></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text:bookmark-start text:name="__RefHeading___Toc3445_1635234148"/>Overview<text:bookmark-end text:name="__RefHeading___Toc3445_1635234148"/></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9">Byte 1</text:p>
          </table:table-cell>
          <table:table-cell table:style-name="Table14.A1" office:value-type="string">
            <text:p text:style-name="P19">Byte 2</text:p>
          </table:table-cell>
          <table:table-cell table:style-name="Table14.A1" office:value-type="string">
            <text:p text:style-name="P19">Byte 3</text:p>
          </table:table-cell>
          <table:table-cell table:style-name="Table14.A1" office:value-type="string">
            <text:p text:style-name="P19">Byte 4</text:p>
          </table:table-cell>
          <table:table-cell table:style-name="Table14.A1" office:value-type="string">
            <text:p text:style-name="P19">Byte 5</text:p>
          </table:table-cell>
          <table:table-cell table:style-name="Table14.A1" office:value-type="string">
            <text:p text:style-name="P19">Byte 6</text:p>
          </table:table-cell>
          <table:table-cell table:style-name="Table14.A1" office:value-type="string">
            <text:p text:style-name="P19">Organization</text:p>
          </table:table-cell>
          <table:table-cell table:style-name="Table14.H1" office:value-type="string">
            <text:p text:style-name="P19">Comment</text:p>
          </table:table-cell>
        </table:table-row>
        <table:table-row>
          <table:table-cell table:style-name="Table14.A2" office:value-type="string">
            <text:p text:style-name="P18">00</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8">01</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8">02</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Manufacturer Specific Assignments</text:p>
          </table:table-cell>
        </table:table-row>
        <table:table-row>
          <table:table-cell table:style-name="Table14.A2" office:value-type="string">
            <text:p text:style-name="P18">03</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elf-assigning groups space</text:p>
          </table:table-cell>
        </table:table-row>
        <table:table-row>
          <table:table-cell table:style-name="Table14.A2" office:value-type="string">
            <text:p text:style-name="P18">04</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8">05</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Specifically assigned ranges <text:span text:style-name="T25">by request</text:span></text:p>
          </table:table-cell>
        </table:table-row>
        <table:table-row>
          <table:table-cell table:style-name="Table14.A2" office:value-type="string">
            <text:p text:style-name="P18">06</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8">07</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8">08</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18">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8">09</text:p>
          </table:table-cell>
          <table:table-cell table:style-name="Table14.B2" office:value-type="string">
            <text:p text:style-name="P18">*</text:p>
          </table:table-cell>
          <table:table-cell table:style-name="Table14.C2" office:value-type="string">
            <text:p text:style-name="P18">*</text:p>
          </table:table-cell>
          <table:table-cell table:style-name="Table14.D2" office:value-type="string">
            <text:p text:style-name="P18">*</text:p>
          </table:table-cell>
          <table:table-cell table:style-name="Table14.E2" office:value-type="string">
            <text:p text:style-name="P18">*</text:p>
          </table:table-cell>
          <table:table-cell table:style-name="Table14.E2" office:value-type="string">
            <text:p text:style-name="P18">*</text:p>
          </table:table-cell>
          <table:table-cell table:style-name="Table14.G2" office:value-type="string">
            <text:p text:style-name="P28">OpenLCB</text:p>
          </table:table-cell>
          <table:table-cell table:style-name="Table14.H2" office:value-type="string">
            <text:p text:style-name="P29">Long (16-bit) NMRA DCC manufacture identifiers</text:p>
          </table:table-cell>
        </table:table-row>
        <table:table-row>
          <table:table-cell table:style-name="Table14.A12" office:value-type="string">
            <text:p text:style-name="P18">FF</text:p>
          </table:table-cell>
          <table:table-cell table:style-name="Table14.B12" office:value-type="string">
            <text:p text:style-name="P18">*</text:p>
          </table:table-cell>
          <table:table-cell table:style-name="Table14.C12" office:value-type="string">
            <text:p text:style-name="P18">*</text:p>
          </table:table-cell>
          <table:table-cell table:style-name="Table14.D12" office:value-type="string">
            <text:p text:style-name="P18">*</text:p>
          </table:table-cell>
          <table:table-cell table:style-name="Table14.E12" office:value-type="string">
            <text:p text:style-name="P18">*</text:p>
          </table:table-cell>
          <table:table-cell table:style-name="Table14.E12" office:value-type="string">
            <text:p text:style-name="P18">*</text:p>
          </table:table-cell>
          <table:table-cell table:style-name="Table14.G12" office:value-type="string">
            <text:p text:style-name="P18">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text:bookmark-start text:name="__RefHeading___Toc3447_1635234148"/>Reserved Leading Zero<text:bookmark-end text:name="__RefHeading___Toc3447_1635234148"/></text:h>
      <text:p text:style-name="Standard">A value of zero in the most significant byte of the <text:span text:style-name="T31">U</text:span>nique <text:span text:style-name="T31">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9">Byte 1</text:p>
            </table:table-cell>
            <table:table-cell table:style-name="Table15.A1" office:value-type="string">
              <text:p text:style-name="P19">Byte 2</text:p>
            </table:table-cell>
            <table:table-cell table:style-name="Table15.A1" office:value-type="string">
              <text:p text:style-name="P19">Byte 3</text:p>
            </table:table-cell>
            <table:table-cell table:style-name="Table15.A1" office:value-type="string">
              <text:p text:style-name="P19">Byte 4</text:p>
            </table:table-cell>
            <table:table-cell table:style-name="Table15.A1" office:value-type="string">
              <text:p text:style-name="P19">Byte 5</text:p>
            </table:table-cell>
            <table:table-cell table:style-name="Table15.A1" office:value-type="string">
              <text:p text:style-name="P19">Byte 6</text:p>
            </table:table-cell>
            <table:table-cell table:style-name="Table15.A1" office:value-type="string">
              <text:p text:style-name="P19">Organization</text:p>
            </table:table-cell>
            <table:table-cell table:style-name="Table15.H1" office:value-type="string">
              <text:p text:style-name="P19">Comment</text:p>
            </table:table-cell>
          </table:table-row>
        </table:table-header-rows>
        <table:table-row table:style-name="Table15.1">
          <table:table-cell table:style-name="Table15.A2" office:value-type="string">
            <text:p text:style-name="P18">00</text:p>
          </table:table-cell>
          <table:table-cell table:style-name="Table15.B2" office:value-type="string">
            <text:p text:style-name="P18">00</text:p>
          </table:table-cell>
          <table:table-cell table:style-name="Table15.A2" office:value-type="string">
            <text:p text:style-name="P18">00</text:p>
          </table:table-cell>
          <table:table-cell table:style-name="Table15.D2" office:value-type="string">
            <text:p text:style-name="P18">00</text:p>
          </table:table-cell>
          <table:table-cell table:style-name="Table15.E2" office:value-type="string">
            <text:p text:style-name="P18">00</text:p>
          </table:table-cell>
          <table:table-cell table:style-name="Table15.E2" office:value-type="string">
            <text:p text:style-name="P18">00</text:p>
          </table:table-cell>
          <table:table-cell table:style-name="Table15.G2" office:value-type="string">
            <text:p text:style-name="P18">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bookmark-start text:name="__RefHeading___Toc3449_1635234148"/><text:soft-page-break/>Well-Known Global Identifiers<text:bookmark-end text:name="__RefHeading___Toc3449_1635234148"/></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9">Byte 1</text:p>
          </table:table-cell>
          <table:table-cell table:style-name="Table3.A1" office:value-type="string">
            <text:p text:style-name="P19">Byte 2</text:p>
          </table:table-cell>
          <table:table-cell table:style-name="Table3.A1" office:value-type="string">
            <text:p text:style-name="P19">Byte 3</text:p>
          </table:table-cell>
          <table:table-cell table:style-name="Table3.A1" office:value-type="string">
            <text:p text:style-name="P19">Byte 4</text:p>
          </table:table-cell>
          <table:table-cell table:style-name="Table3.A1" office:value-type="string">
            <text:p text:style-name="P19">Byte 5</text:p>
          </table:table-cell>
          <table:table-cell table:style-name="Table3.A1" office:value-type="string">
            <text:p text:style-name="P19">Byte 6</text:p>
          </table:table-cell>
          <table:table-cell table:style-name="Table3.A1" office:value-type="string">
            <text:p text:style-name="P19">Organization</text:p>
          </table:table-cell>
          <table:table-cell table:style-name="Table3.H1" office:value-type="string">
            <text:p text:style-name="P19">Comment</text:p>
          </table:table-cell>
        </table:table-row>
        <table:table-row>
          <table:table-cell table:style-name="Table3.A2" office:value-type="string">
            <text:p text:style-name="P17">01</text:p>
          </table:table-cell>
          <table:table-cell table:style-name="Table3.B2" office:value-type="string">
            <text:p text:style-name="P17">00</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16">Reserved for automatically-<text:span text:style-name="T19">r</text:span>outed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0</text:p>
          </table:table-cell>
          <table:table-cell table:style-name="Table3.D2" office:value-type="string">
            <text:p text:style-name="P18">00</text:p>
          </table:table-cell>
          <table:table-cell table:style-name="Table3.E2" office:value-type="string">
            <text:p text:style-name="P18">00</text:p>
          </table:table-cell>
          <table:table-cell table:style-name="Table3.E2" office:value-type="string">
            <text:p text:style-name="P18">00</text:p>
          </table:table-cell>
          <table:table-cell table:style-name="Table3.G2" office:value-type="string">
            <text:p text:style-name="P18">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0</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N state). <text:s/>See Event Identifiers Standard <text:span text:style-name="T20">and 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01</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Event Identifiers (OFF state). <text:s/>See Event Identifiers Standard <text:span text:style-name="T20">Technical Note</text:span>.</text:p>
          </table:table-cell>
        </table:table-row>
        <table:table-row>
          <table:table-cell table:style-name="Table3.A2" office:value-type="string">
            <text:p text:style-name="P18">01</text:p>
          </table:table-cell>
          <table:table-cell table:style-name="Table3.B2" office:value-type="string">
            <text:p text:style-name="P18">01</text:p>
          </table:table-cell>
          <table:table-cell table:style-name="Table3.C2" office:value-type="string">
            <text:p text:style-name="P18">01</text:p>
          </table:table-cell>
          <table:table-cell table:style-name="Table3.D2" office:value-type="string">
            <text:p text:style-name="P18">*</text:p>
          </table:table-cell>
          <table:table-cell table:style-name="Table3.E4" table:number-columns-spanned="2" office:value-type="string">
            <text:p text:style-name="P18"><text:span text:style-name="T16">CBUS <text:s text:c="7"/></text:span>Node ID</text:p>
          </table:table-cell>
          <table:covered-table-cell/>
          <table:table-cell table:style-name="Table3.G2" office:value-type="string">
            <text:p text:style-name="P18">MERG</text:p>
          </table:table-cell>
          <table:table-cell table:style-name="Table3.H2" office:value-type="string">
            <text:p text:style-name="P5">Reserved for CBUS-defined future expansion.</text:p>
          </table:table-cell>
        </table:table-row>
        <table:table-row>
          <table:table-cell table:style-name="Table3.A2" office:value-type="string">
            <text:p text:style-name="P18">01</text:p>
          </table:table-cell>
          <table:table-cell table:style-name="Table3.B2" office:value-type="string">
            <text:p text:style-name="P18">63</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XpressNet translation</text:p>
          </table:table-cell>
        </table:table-row>
        <table:table-row>
          <table:table-cell table:style-name="Table3.A2" office:value-type="string">
            <text:p text:style-name="P18">01</text:p>
          </table:table-cell>
          <table:table-cell table:style-name="Table3.B2" office:value-type="string">
            <text:p text:style-name="P18">81</text:p>
          </table:table-cell>
          <table:table-cell table:style-name="Table3.C2" office:value-type="string">
            <text:p text:style-name="P18">*</text:p>
          </table:table-cell>
          <table:table-cell table:style-name="Table3.D2" office:value-type="string">
            <text:p text:style-name="P18">*</text:p>
          </table:table-cell>
          <table:table-cell table:style-name="Table3.E2" office:value-type="string">
            <text:p text:style-name="P18">*</text:p>
          </table:table-cell>
          <table:table-cell table:style-name="Table3.E2" office:value-type="string">
            <text:p text:style-name="P18">*</text:p>
          </table:table-cell>
          <table:table-cell table:style-name="Table3.G2" office:value-type="string">
            <text:p text:style-name="P18">OpenLCB</text:p>
          </table:table-cell>
          <table:table-cell table:style-name="Table3.H2" office:value-type="string">
            <text:p text:style-name="P5">LocoNet translation</text:p>
          </table:table-cell>
        </table:table-row>
        <table:table-row>
          <table:table-cell table:style-name="Table3.A9" office:value-type="string">
            <text:p text:style-name="P18">01</text:p>
          </table:table-cell>
          <table:table-cell table:style-name="Table3.B9" office:value-type="string">
            <text:p text:style-name="P18">EE</text:p>
          </table:table-cell>
          <table:table-cell table:style-name="Table3.C9" office:value-type="string">
            <text:p text:style-name="P18">*</text:p>
          </table:table-cell>
          <table:table-cell table:style-name="Table3.D9" office:value-type="string">
            <text:p text:style-name="P18">*</text:p>
          </table:table-cell>
          <table:table-cell table:style-name="Table3.E9" office:value-type="string">
            <text:p text:style-name="P18">*</text:p>
          </table:table-cell>
          <table:table-cell table:style-name="Table3.E9" office:value-type="string">
            <text:p text:style-name="P18">*</text:p>
          </table:table-cell>
          <table:table-cell table:style-name="Table3.G9" office:value-type="string">
            <text:p text:style-name="P18">OpenLCB</text:p>
          </table:table-cell>
          <table:table-cell table:style-name="Table3.H9" office:value-type="string">
            <text:p text:style-name="P5">DCC Translation</text:p>
          </table:table-cell>
        </table:table-row>
      </table:table>
      <text:p text:style-name="Standard"/>
      <text:h text:style-name="Heading_20_2" text:outline-level="2"><text:bookmark-start text:name="__RefHeading___Toc3451_1635234148"/>Manufacture<text:span text:style-name="T17">r</text:span> Specific<text:bookmark-end text:name="__RefHeading___Toc3451_1635234148"/></text:h>
      <text:p text:style-name="Standard">Manufacturers shall ensure uniqueness for identifiers they assign. <text:s/><text:span text:style-name="T20">Short (8-bit) NMRA DCC manufacture ID's are assigned out of this pool. <text:s/>Please see section </text:span><text:span text:style-name="T20"><text:bookmark-ref text:reference-format="chapter" text:ref-name="__RefHeading__4005_53554088">5.11</text:bookmark-ref></text:span><text:span text:style-name="T20"><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9">Byte 1</text:p>
          </table:table-cell>
          <table:table-cell table:style-name="Table7.A1" office:value-type="string">
            <text:p text:style-name="P19">Byte 2</text:p>
          </table:table-cell>
          <table:table-cell table:style-name="Table7.A1" office:value-type="string">
            <text:p text:style-name="P19">Byte 3</text:p>
          </table:table-cell>
          <table:table-cell table:style-name="Table7.A1" office:value-type="string">
            <text:p text:style-name="P19">Byte 4</text:p>
          </table:table-cell>
          <table:table-cell table:style-name="Table7.A1" office:value-type="string">
            <text:p text:style-name="P19">Byte 5</text:p>
          </table:table-cell>
          <table:table-cell table:style-name="Table7.A1" office:value-type="string">
            <text:p text:style-name="P19">Byte 6</text:p>
          </table:table-cell>
          <table:table-cell table:style-name="Table7.A1" office:value-type="string">
            <text:p text:style-name="P19">Organization</text:p>
          </table:table-cell>
          <table:table-cell table:style-name="Table7.H1" office:value-type="string">
            <text:p text:style-name="P19">Comment</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DCC I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DCC Manufacturer</text:p>
          </table:table-cell>
          <table:table-cell table:style-name="Table7.H2" office:value-type="string">
            <text:p text:style-name="P5">Manufacture<text:span text:style-name="T37">r</text:span>s who have been assigned a <text:span text:style-name="T29">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0D</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12</text:p>
          </table:table-cell>
          <table:table-cell table:style-name="Table7.D2" table:number-columns-spanned="3" office:value-type="string">
            <text:p text:style-name="P18">Self-Assigned</text:p>
          </table:table-cell>
          <table:covered-table-cell/>
          <table:covered-table-cell/>
          <table:table-cell table:style-name="Table7.G2" office:value-type="string">
            <text:p text:style-name="P18"><text:span text:style-name="T20">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A5</text:p>
          </table:table-cell>
          <table:table-cell table:style-name="Table7.D5" office:value-type="string">
            <text:p text:style-name="P18">*</text:p>
          </table:table-cell>
          <table:table-cell table:style-name="Table7.E5" table:number-columns-spanned="2" office:value-type="string">
            <text:p text:style-name="P18"><text:span text:style-name="T16">CBUS <text:s text:c="7"/></text:span>Node ID</text:p>
          </table:table-cell>
          <table:covered-table-cell/>
          <table:table-cell table:style-name="Table7.G2" office:value-type="string">
            <text:p text:style-name="P18"><text:span text:style-name="T20">DCC – </text:span>MERG</text:p>
          </table:table-cell>
          <table:table-cell table:style-name="Table7.H2" office:value-type="string">
            <text:p text:style-name="P5">MERG Node ID translation</text:p>
          </table:table-cell>
        </table:table-row>
        <table:table-row>
          <table:table-cell table:style-name="Table7.A2" office:value-type="string">
            <text:p text:style-name="P18">02</text:p>
          </table:table-cell>
          <table:table-cell table:style-name="Table7.B2" office:value-type="string">
            <text:p text:style-name="P18">01</text:p>
          </table:table-cell>
          <table:table-cell table:style-name="Table7.C2" office:value-type="string">
            <text:p text:style-name="P18">EE</text:p>
          </table:table-cell>
          <table:table-cell table:style-name="Table7.D5" office:value-type="string">
            <text:p text:style-name="P18">*</text:p>
          </table:table-cell>
          <table:table-cell table:style-name="Table7.E6" office:value-type="string">
            <text:p text:style-name="P18">*</text:p>
          </table:table-cell>
          <table:table-cell table:style-name="Table7.E6" office:value-type="string">
            <text:p text:style-name="P18">*</text:p>
          </table:table-cell>
          <table:table-cell table:style-name="Table7.G2" office:value-type="string">
            <text:p text:style-name="P18"><text:span text:style-name="T20">DCC – </text:span>NMRA</text:p>
          </table:table-cell>
          <table:table-cell table:style-name="Table7.H2" office:value-type="string">
            <text:p text:style-name="P5">NMRA Reserved (for extended manufacture ID numbers). <text:s/><text:span text:style-name="T24">Not available for use.</text:span></text:p>
          </table:table-cell>
        </table:table-row>
        <table:table-row>
          <table:table-cell table:style-name="Table7.A7" office:value-type="string">
            <text:p text:style-name="P18">02</text:p>
          </table:table-cell>
          <table:table-cell table:style-name="Table7.B7" office:value-type="string">
            <text:p text:style-name="P18">0<text:span text:style-name="T35">2</text:span></text:p>
          </table:table-cell>
          <table:table-cell table:style-name="Table7.C7" office:value-type="string">
            <text:p text:style-name="P18">*</text:p>
          </table:table-cell>
          <table:table-cell table:style-name="Table7.D7" office:value-type="string">
            <text:p text:style-name="P18">*</text:p>
          </table:table-cell>
          <table:table-cell table:style-name="Table7.E7" office:value-type="string">
            <text:p text:style-name="P18">*</text:p>
          </table:table-cell>
          <table:table-cell table:style-name="Table7.E7" office:value-type="string">
            <text:p text:style-name="P18">*</text:p>
          </table:table-cell>
          <table:table-cell table:style-name="Table7.G7" office:value-type="string">
            <text:p text:style-name="P26">Manufacturer</text:p>
          </table:table-cell>
          <table:table-cell table:style-name="Table7.H7" office:value-type="string">
            <text:p text:style-name="P5">Manufacture<text:span text:style-name="T37">r</text:span>s w<text:span text:style-name="T35">ithout </text:span>a DCC Manufacturer ID</text:p>
          </table:table-cell>
        </table:table-row>
      </table:table>
      <text:p text:style-name="P44"/>
      <text:h text:style-name="Heading_20_2" text:outline-level="2"><text:bookmark-start text:name="__RefHeading___Toc3453_1635234148"/>Self-Assigning Groups<text:bookmark-end text:name="__RefHeading___Toc3453_1635234148"/></text:h>
      <text:p text:style-name="Standard">These Unique Identifiers are assigned in association with an outside organization<text:span text:style-name="T26">'</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9">Byte 1</text:p>
            </table:table-cell>
            <table:table-cell table:style-name="Table16.A1" office:value-type="string">
              <text:p text:style-name="P19">Byte 2</text:p>
            </table:table-cell>
            <table:table-cell table:style-name="Table16.A1" office:value-type="string">
              <text:p text:style-name="P19">Byte 3</text:p>
            </table:table-cell>
            <table:table-cell table:style-name="Table16.A1" office:value-type="string">
              <text:p text:style-name="P19">Byte 4</text:p>
            </table:table-cell>
            <table:table-cell table:style-name="Table16.A1" office:value-type="string">
              <text:p text:style-name="P19">Byte 5</text:p>
            </table:table-cell>
            <table:table-cell table:style-name="Table16.A1" office:value-type="string">
              <text:p text:style-name="P19">Byte 6</text:p>
            </table:table-cell>
            <table:table-cell table:style-name="Table16.A1" office:value-type="string">
              <text:p text:style-name="P19">Organization</text:p>
            </table:table-cell>
            <table:table-cell table:style-name="Table16.H1" office:value-type="string">
              <text:p text:style-name="P19">Comment</text:p>
            </table:table-cell>
          </table:table-row>
        </table:table-header-rows>
        <table:table-row table:style-name="Table16.1">
          <table:table-cell table:style-name="Table16.A2" office:value-type="string">
            <text:p text:style-name="P18">03</text:p>
          </table:table-cell>
          <table:table-cell table:style-name="Table16.B2" office:value-type="string">
            <text:p text:style-name="P18">00</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4</text:p>
          </table:table-cell>
          <table:table-cell table:style-name="Table16.C2" table:number-columns-spanned="3" office:value-type="string">
            <text:p text:style-name="P18">Membership Number</text:p>
          </table:table-cell>
          <table:covered-table-cell/>
          <table:covered-table-cell/>
          <table:table-cell table:style-name="Table16.F2" office:value-type="string">
            <text:p text:style-name="P18">*</text:p>
          </table:table-cell>
          <table:table-cell table:style-name="Table16.G2" office:value-type="string">
            <text:p text:style-name="P18">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8">03</text:p>
          </table:table-cell>
          <table:table-cell table:style-name="Table16.B2" office:value-type="string">
            <text:p text:style-name="P18">08</text:p>
          </table:table-cell>
          <table:table-cell table:style-name="Table16.C4" table:number-columns-spanned="2" office:value-type="string">
            <text:p text:style-name="P18"><text:span text:style-name="T16">CBUS <text:s text:c="7"/></text:span>Layout ID</text:p>
          </table:table-cell>
          <table:covered-table-cell/>
          <table:table-cell table:style-name="Table16.E4" table:number-columns-spanned="2" office:value-type="string">
            <text:p text:style-name="P18"><text:span text:style-name="T16">CBUS <text:s text:c="7"/></text:span>Node ID</text:p>
          </table:table-cell>
          <table:covered-table-cell/>
          <table:table-cell table:style-name="Table16.G2" office:value-type="string">
            <text:p text:style-name="P18">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bookmark-start text:name="__RefHeading___Toc3455_1635234148"/><text:soft-page-break/>Assigned by Software at Runtime<text:bookmark-end text:name="__RefHeading___Toc3455_1635234148"/></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9">Byte 1</text:p>
          </table:table-cell>
          <table:table-cell table:style-name="Table17.A1" office:value-type="string">
            <text:p text:style-name="P19">Byte 2</text:p>
          </table:table-cell>
          <table:table-cell table:style-name="Table17.A1" office:value-type="string">
            <text:p text:style-name="P19">Byte 3</text:p>
          </table:table-cell>
          <table:table-cell table:style-name="Table17.A1" office:value-type="string">
            <text:p text:style-name="P19">Byte 4</text:p>
          </table:table-cell>
          <table:table-cell table:style-name="Table17.A1" office:value-type="string">
            <text:p text:style-name="P19">Byte 5</text:p>
          </table:table-cell>
          <table:table-cell table:style-name="Table17.A1" office:value-type="string">
            <text:p text:style-name="P19">Byte 6</text:p>
          </table:table-cell>
          <table:table-cell table:style-name="Table17.A1" office:value-type="string">
            <text:p text:style-name="P19">Organization</text:p>
          </table:table-cell>
          <table:table-cell table:style-name="Table17.H1" office:value-type="string">
            <text:p text:style-name="P19">Comment</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00</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8">04</text:p>
          </table:table-cell>
          <table:table-cell table:style-name="Table17.B2" office:value-type="string">
            <text:p text:style-name="P18">00</text:p>
          </table:table-cell>
          <table:table-cell table:style-name="Table17.A2" office:value-type="string">
            <text:p text:style-name="P18">*</text:p>
          </table:table-cell>
          <table:table-cell table:style-name="Table17.D2" table:number-columns-spanned="3" office:value-type="string">
            <text:p text:style-name="P18">Sequentially Assigned Values</text:p>
          </table:table-cell>
          <table:covered-table-cell/>
          <table:covered-table-cell/>
          <table:table-cell table:style-name="Table17.G2" office:value-type="string">
            <text:p text:style-name="P18">OpenLCB</text:p>
          </table:table-cell>
          <table:table-cell table:style-name="Table17.H2" office:value-type="string">
            <text:p text:style-name="P5">Reserved for OpenLCB.org future expansion</text:p>
          </table:table-cell>
        </table:table-row>
      </table:table>
      <text:p text:style-name="Standard"/>
      <text:h text:style-name="Heading_20_2" text:outline-level="2"><text:bookmark-start text:name="__RefHeading___Toc3457_1635234148"/>Specifically Assigned by Request<text:bookmark-end text:name="__RefHeading___Toc3457_1635234148"/></text:h>
      <text:p text:style-name="Standard">These ranges are assigned by the OpenLCB <text:span text:style-name="T34">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5">Byte 1</text:p>
          </table:table-cell>
          <table:table-cell table:style-name="Table4.A1" office:value-type="string">
            <text:p text:style-name="P25">Byte 2</text:p>
          </table:table-cell>
          <table:table-cell table:style-name="Table4.A1" office:value-type="string">
            <text:p text:style-name="P25">Byte 3</text:p>
          </table:table-cell>
          <table:table-cell table:style-name="Table4.A1" office:value-type="string">
            <text:p text:style-name="P25">Byte 4</text:p>
          </table:table-cell>
          <table:table-cell table:style-name="Table4.A1" office:value-type="string">
            <text:p text:style-name="P25">Byte 5</text:p>
          </table:table-cell>
          <table:table-cell table:style-name="Table4.A1" office:value-type="string">
            <text:p text:style-name="P25">Byte 6</text:p>
          </table:table-cell>
          <table:table-cell table:style-name="Table4.A1" office:value-type="string">
            <text:p text:style-name="P25">Organization</text:p>
          </table:table-cell>
          <table:table-cell table:style-name="Table4.H1" office:value-type="string">
            <text:p text:style-name="P25">Comment</text:p>
          </table:table-cell>
        </table:table-row>
        <table:table-row table:style-name="Table4.1">
          <table:table-cell table:style-name="Table4.A2" office:value-type="string">
            <text:p text:style-name="P24">0<text:span text:style-name="T33">5</text:span></text:p>
          </table:table-cell>
          <table:table-cell table:style-name="Table4.B2" office:value-type="string">
            <text:p text:style-name="P24">0<text:span text:style-name="T33">1</text:span></text:p>
          </table:table-cell>
          <table:table-cell table:style-name="Table4.C2" office:value-type="string">
            <text:p text:style-name="P24">*</text:p>
          </table:table-cell>
          <table:table-cell table:style-name="Table4.D2" office:value-type="string">
            <text:p text:style-name="P15">*</text:p>
          </table:table-cell>
          <table:table-cell table:style-name="Table4.E2" office:value-type="string">
            <text:p text:style-name="P24">*</text:p>
          </table:table-cell>
          <table:table-cell table:style-name="Table4.E2" office:value-type="string">
            <text:p text:style-name="P24">*</text:p>
          </table:table-cell>
          <table:table-cell table:style-name="Table4.G2" office:value-type="string">
            <text:p text:style-name="P24">OpenLCB</text:p>
          </table:table-cell>
          <table:table-cell table:style-name="Table4.H2" office:value-type="string">
            <text:p text:style-name="P14">8-bit assigned ranges. <text:s/>The least significant byte is sequentially assigned.</text:p>
          </table:table-cell>
        </table:table-row>
        <table:table-row table:style-name="Table4.1">
          <table:table-cell table:style-name="Table4.A2" office:value-type="string">
            <text:p text:style-name="P15">05</text:p>
          </table:table-cell>
          <table:table-cell table:style-name="Table4.B2" office:value-type="string">
            <text:p text:style-name="P15">02</text:p>
          </table:table-cell>
          <table:table-cell table:style-name="Table4.C2" office:value-type="string">
            <text:p text:style-name="P24">*</text:p>
          </table:table-cell>
          <table:table-cell table:style-name="Table4.D3" office:value-type="string">
            <text:p text:style-name="P24">*</text:p>
          </table:table-cell>
          <table:table-cell table:style-name="Table4.E3" table:number-columns-spanned="2" office:value-type="string">
            <text:p text:style-name="P24">Sequentially Assigned Values</text:p>
          </table:table-cell>
          <table:covered-table-cell/>
          <table:table-cell table:style-name="Table4.G3" office:value-type="string">
            <text:p text:style-name="P15">OpenLCB</text:p>
          </table:table-cell>
          <table:table-cell table:style-name="Table4.H2" office:value-type="string">
            <text:p text:style-name="P14"><text:span text:style-name="T36">16</text:span>-bit assigned ranges. <text:s/>The least significant two bytes are sequentially assigned.</text:p>
          </table:table-cell>
        </table:table-row>
        <table:table-row table:style-name="Table4.1">
          <table:table-cell table:style-name="Table4.A4" office:value-type="string">
            <text:p text:style-name="P24">0<text:span text:style-name="T33">5</text:span></text:p>
          </table:table-cell>
          <table:table-cell table:style-name="Table4.B4" office:value-type="string">
            <text:p text:style-name="P24">0<text:span text:style-name="T33">3</text:span></text:p>
          </table:table-cell>
          <table:table-cell table:style-name="Table4.C4" office:value-type="string">
            <text:p text:style-name="P24">*</text:p>
          </table:table-cell>
          <table:table-cell table:style-name="Table4.D4" table:number-columns-spanned="3" office:value-type="string">
            <text:p text:style-name="P24">Sequentially Assigned Values</text:p>
          </table:table-cell>
          <table:covered-table-cell/>
          <table:covered-table-cell/>
          <table:table-cell table:style-name="Table4.G4" office:value-type="string">
            <text:p text:style-name="P24">OpenLCB</text:p>
          </table:table-cell>
          <table:table-cell table:style-name="Table4.H4" office:value-type="string">
            <text:p text:style-name="P14"><text:span text:style-name="T36">24</text:span>-bit assigned ranges. <text:s/>The least significant three bytes are sequentially assigned.</text:p>
          </table:table-cell>
        </table:table-row>
      </table:table>
      <text:p text:style-name="P42"/>
      <text:h text:style-name="P59" text:outline-level="2"><text:bookmark-start text:name="__RefHeading___Toc3459_1635234148"/>Locomotive Control Systems<text:bookmark-end text:name="__RefHeading___Toc3459_1635234148"/></text:h>
      <text:p text:style-name="Standard">This Unique <text:span text:style-name="T30">I</text:span>dentifier range (starting with a most significant byte value of 0x06) <text:span text:style-name="T38">is</text:span> allocated for locomotive control systems. <text:span text:style-name="T46">Unique Event Identifiers shall not be defined out of this range.</text:span></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ext:soft-page-break/>
          <table:table-row>
            <table:table-cell table:style-name="Table19.A1" office:value-type="string">
              <text:p text:style-name="P19">Byte 1</text:p>
            </table:table-cell>
            <table:table-cell table:style-name="Table19.A1" office:value-type="string">
              <text:p text:style-name="P19">Byte 2</text:p>
            </table:table-cell>
            <table:table-cell table:style-name="Table19.A1" office:value-type="string">
              <text:p text:style-name="P19">Byte 3</text:p>
            </table:table-cell>
            <table:table-cell table:style-name="Table19.A1" office:value-type="string">
              <text:p text:style-name="P19">Byte 4</text:p>
            </table:table-cell>
            <table:table-cell table:style-name="Table19.A1" office:value-type="string">
              <text:p text:style-name="P19">Byte 5</text:p>
            </table:table-cell>
            <table:table-cell table:style-name="Table19.A1" office:value-type="string">
              <text:p text:style-name="P19">Byte 6</text:p>
            </table:table-cell>
            <table:table-cell table:style-name="Table19.A1" office:value-type="string">
              <text:p text:style-name="P19">Organization</text:p>
            </table:table-cell>
            <table:table-cell table:style-name="Table19.H1" office:value-type="string">
              <text:p text:style-name="P19">Comment</text:p>
            </table:table-cell>
          </table:table-row>
        </table:table-header-rows>
        <table:table-row table:style-name="Table19.2">
          <table:table-cell table:style-name="Table19.A2" office:value-type="string">
            <text:p text:style-name="P18">06</text:p>
          </table:table-cell>
          <table:table-cell table:style-name="Table19.B2" office:value-type="string">
            <text:p text:style-name="P18">00</text:p>
          </table:table-cell>
          <table:table-cell table:style-name="Table19.C2" office:value-type="string">
            <text:p text:style-name="P54">00</text:p>
          </table:table-cell>
          <table:table-cell table:style-name="Table19.D2" office:value-type="string">
            <text:p text:style-name="P54">00</text:p>
          </table:table-cell>
          <table:table-cell table:style-name="Table19.E2" office:value-type="string">
            <text:p text:style-name="P54">00</text:p>
          </table:table-cell>
          <table:table-cell table:style-name="Table19.E2" office:value-type="string">
            <text:p text:style-name="P54">00 - FF</text:p>
          </table:table-cell>
          <table:table-cell table:style-name="Table19.G2" office:value-type="string">
            <text:p text:style-name="P18">OpenLCB</text:p>
          </table:table-cell>
          <table:table-cell table:style-name="Table19.H2" office:value-type="string">
            <text:p text:style-name="Standard">DC system<text:span text:style-name="T30">. </text:span><text:span text:style-name="T41">Valid byte 6 values are 0 to 255, and correspond with the DC cab ID in a multi-cab block system.</text:span></text:p>
          </table:table-cell>
        </table:table-row>
        <table:table-row>
          <table:table-cell table:style-name="Table19.A2" office:value-type="string">
            <text:p text:style-name="P18">06</text:p>
          </table:table-cell>
          <table:table-cell table:style-name="Table19.B2" office:value-type="string">
            <text:p text:style-name="P18">01</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3" office:value-type="string">
            <text:p text:style-name="P5">DCC operated<text:span text:style-name="T30">. </text:span><text:span text:style-name="T42">Undefined values are reserved.</text:span></text:p>
          </table:table-cell>
        </table:table-row>
        <table:table-row table:style-name="Table19.4">
          <table:table-cell table:style-name="Table19.A4" office:value-type="string">
            <text:p text:style-name="P18"><text:span text:style-name="T38">06</text:span>‍</text:p>
          </table:table-cell>
          <table:table-cell table:style-name="Table19.B4" office:value-type="string">
            <text:p text:style-name="P48">01</text:p>
          </table:table-cell>
          <table:table-cell table:style-name="Table19.C4" office:value-type="string">
            <text:p text:style-name="P48">00</text:p>
          </table:table-cell>
          <table:table-cell table:style-name="Table19.D4" office:value-type="string">
            <text:p text:style-name="P48">00</text:p>
          </table:table-cell>
          <table:table-cell table:style-name="Table19.E2" office:value-type="string">
            <text:p text:style-name="P48">00</text:p>
          </table:table-cell>
          <table:table-cell table:style-name="Table19.E2" office:value-type="string">
            <text:p text:style-name="P48">0<text:span text:style-name="T42">0</text:span> - <text:span text:style-name="T47">7</text:span>F</text:p>
          </table:table-cell>
          <table:table-cell table:style-name="Table19.G4" office:value-type="string">
            <text:p text:style-name="P48">OpenLCB</text:p>
          </table:table-cell>
          <table:table-cell table:style-name="Table19.H4" office:value-type="string">
            <text:p text:style-name="P49">DCC <text:span text:style-name="T42">s</text:span>hort (7-bit) address. Valid <text:span text:style-name="T39">byte 6 </text:span>values are <text:span text:style-name="T42">0</text:span> to 127. <text:span text:style-name="T39">0 </text:span><text:span text:style-name="T42">is the broadcast address and can be used to control all DCC short and long address locomotives. </text:span><text:span text:style-name="T47">All other values are reserved.</text:span></text:p>
          </table:table-cell>
        </table:table-row>
        <table:table-row table:style-name="Table19.5">
          <table:table-cell table:style-name="Table19.A2" office:value-type="string">
            <text:p text:style-name="P18">‍<text:span text:style-name="T38">06</text:span></text:p>
          </table:table-cell>
          <table:table-cell table:style-name="Table19.B2" office:value-type="string">
            <text:p text:style-name="P48">01</text:p>
          </table:table-cell>
          <table:table-cell table:style-name="Table19.C2" office:value-type="string">
            <text:p text:style-name="P50">00</text:p>
          </table:table-cell>
          <table:table-cell table:style-name="Table19.D2" office:value-type="string">
            <text:p text:style-name="P50">00</text:p>
          </table:table-cell>
          <table:table-cell table:style-name="Table19.E5" table:number-columns-spanned="2" office:value-type="string">
            <text:p text:style-name="P50">C000 - <text:span text:style-name="T44">E7</text:span>FF</text:p>
          </table:table-cell>
          <table:covered-table-cell/>
          <table:table-cell table:style-name="Table19.G5" office:value-type="string">
            <text:p text:style-name="P48">OpenLCB</text:p>
          </table:table-cell>
          <table:table-cell table:style-name="Table19.H3" office:value-type="string">
            <text:p text:style-name="P49">DCC <text:span text:style-name="T42">l</text:span>ong (14-bit) address Valid <text:span text:style-name="T39">byte 5 and 6 </text:span>values are 0 to 10239 <text:span text:style-name="T42">logically </text:span><text:span text:style-name="T7">or’d with 0xC000, consistent with DCC conventions. Byte 5 is the most significant byte and </text:span><text:span text:style-name="T8">b</text:span><text:span text:style-name="T7">yte 6 is the least significant byte. </text:span><text:span text:style-name="T8">All other values are reserved.</text:span></text:p>
          </table:table-cell>
        </table:table-row>
        <table:table-row>
          <table:table-cell table:style-name="Table19.A2" office:value-type="string">
            <text:p text:style-name="P18">06</text:p>
          </table:table-cell>
          <table:table-cell table:style-name="Table19.B2" office:value-type="string">
            <text:p text:style-name="P18">02</text:p>
          </table:table-cell>
          <table:table-cell table:style-name="Table19.C2" office:value-type="string">
            <text:p text:style-name="P18">*</text:p>
          </table:table-cell>
          <table:table-cell table:style-name="Table19.D2" office:value-type="string">
            <text:p text:style-name="P18">*</text:p>
          </table:table-cell>
          <table:table-cell table:style-name="Table19.E2" office:value-type="string">
            <text:p text:style-name="P18">*</text:p>
          </table:table-cell>
          <table:table-cell table:style-name="Table19.E2" office:value-type="string">
            <text:p text:style-name="P18">*</text:p>
          </table:table-cell>
          <table:table-cell table:style-name="Table19.G2" office:value-type="string">
            <text:p text:style-name="P18">OpenLCB</text:p>
          </table:table-cell>
          <table:table-cell table:style-name="Table19.H2" office:value-type="string">
            <text:p text:style-name="P5">TMCC<text:span text:style-name="T30">.</text:span></text:p>
          </table:table-cell>
        </table:table-row>
        <table:table-row table:style-name="Table19.7">
          <table:table-cell table:style-name="Table19.A2" office:value-type="string">
            <text:p text:style-name="P18"><text:span text:style-name="T42">06</text:span>‍</text:p>
          </table:table-cell>
          <table:table-cell table:style-name="Table19.B2" office:value-type="string">
            <text:p text:style-name="P52">02</text:p>
          </table:table-cell>
          <table:table-cell table:style-name="Table19.C2" office:value-type="string">
            <text:p text:style-name="P52">00</text:p>
          </table:table-cell>
          <table:table-cell table:style-name="Table19.D2" office:value-type="string">
            <text:p text:style-name="P52">00</text:p>
          </table:table-cell>
          <table:table-cell table:style-name="Table19.E2" office:value-type="string">
            <text:p text:style-name="P52">00</text:p>
          </table:table-cell>
          <table:table-cell table:style-name="Table19.E2" office:value-type="string">
            <text:p text:style-name="P52">01 - 63</text:p>
          </table:table-cell>
          <table:table-cell table:style-name="Table19.G2" office:value-type="string">
            <text:p text:style-name="P52">OpenLCB</text:p>
          </table:table-cell>
          <table:table-cell table:style-name="Table19.H2" office:value-type="string">
            <text:p text:style-name="P53">TMCC 2-digit address. Valid byte 6 values are 1 to 99, all other values are reserved. Address 99 is the broadcast address and can be used to control all TMCC 2-digit locomotives.</text:p>
          </table:table-cell>
        </table:table-row>
        <table:table-row table:style-name="Table19.8">
          <table:table-cell table:style-name="Table19.A2" office:value-type="string">
            <text:p text:style-name="P18">‍<text:span text:style-name="T42">06</text:span></text:p>
          </table:table-cell>
          <table:table-cell table:style-name="Table19.B2" office:value-type="string">
            <text:p text:style-name="P52">02</text:p>
          </table:table-cell>
          <table:table-cell table:style-name="Table19.C2" office:value-type="string">
            <text:p text:style-name="P52">00</text:p>
          </table:table-cell>
          <table:table-cell table:style-name="Table19.D2" office:value-type="string">
            <text:p text:style-name="P52">00</text:p>
          </table:table-cell>
          <table:table-cell table:style-name="Table19.E8" table:number-columns-spanned="2" office:value-type="string">
            <text:p text:style-name="P52">C000 - E70F</text:p>
          </table:table-cell>
          <table:covered-table-cell/>
          <table:table-cell table:style-name="Table19.G8" office:value-type="string">
            <text:p text:style-name="P52">OpenLCB</text:p>
          </table:table-cell>
          <table:table-cell table:style-name="Table19.H2" office:value-type="string">
            <text:p text:style-name="P53">TMCC 4-digit address. Valid byte 5 and 6 values are 0 to 9999 logically or<text:span text:style-name="T6">’d with 0xC000. Byte 5 is the most significant byte and byte 6 is the least significant byte. 0</text:span><text:span text:style-name="T11">x</text:span><text:span text:style-name="T6">C000 is the broadcast address and can be used to control all TMCC 4-digit locomotives. All </text:span><text:span text:style-name="T10">other values are reserved.</text:span></text:p>
          </table:table-cell>
        </table:table-row>
        <table:table-row table:style-name="Table19.9">
          <table:table-cell table:style-name="Table19.A2" office:value-type="string">
            <text:p text:style-name="P18">06</text:p>
          </table:table-cell>
          <table:table-cell table:style-name="Table19.B2" office:value-type="string">
            <text:p text:style-name="P18">03</text:p>
          </table:table-cell>
          <table:table-cell table:style-name="Table19.C2" office:value-type="string">
            <text:p text:style-name="P54">00</text:p>
          </table:table-cell>
          <table:table-cell table:style-name="Table19.D2" office:value-type="string">
            <text:p text:style-name="P54">00</text:p>
          </table:table-cell>
          <table:table-cell table:style-name="Table19.E2" office:value-type="string">
            <text:p text:style-name="P54">00</text:p>
          </table:table-cell>
          <table:table-cell table:style-name="Table19.E2" office:value-type="string">
            <text:p text:style-name="P54">01-50</text:p>
          </table:table-cell>
          <table:table-cell table:style-name="Table19.G2" office:value-type="string">
            <text:p text:style-name="P18">OpenLCB</text:p>
          </table:table-cell>
          <table:table-cell table:style-name="Table19.H9" office:value-type="string">
            <text:p text:style-name="P8">M<text:span text:style-name="T45">ä</text:span>rklin/Motorola system. Valid byte 6 values are 1 to 80, all other values are reserved.</text:p>
          </table:table-cell>
        </table:table-row>
        <table:table-row>
          <table:table-cell table:style-name="Table19.A10" office:value-type="string">
            <text:p text:style-name="P18">06</text:p>
          </table:table-cell>
          <table:table-cell table:style-name="Table19.B10" office:value-type="string">
            <text:p text:style-name="P18">04</text:p>
          </table:table-cell>
          <table:table-cell table:style-name="Table19.C10" office:value-type="string">
            <text:p text:style-name="P18">*</text:p>
          </table:table-cell>
          <table:table-cell table:style-name="Table19.D10" office:value-type="string">
            <text:p text:style-name="P18">*</text:p>
          </table:table-cell>
          <table:table-cell table:style-name="Table19.E10" office:value-type="string">
            <text:p text:style-name="P18">*</text:p>
          </table:table-cell>
          <table:table-cell table:style-name="Table19.E10" office:value-type="string">
            <text:p text:style-name="P18">*</text:p>
          </table:table-cell>
          <table:table-cell table:style-name="Table19.G10" office:value-type="string">
            <text:p text:style-name="P18">OpenLCB</text:p>
          </table:table-cell>
          <table:table-cell table:style-name="Table19.H10" office:value-type="string">
            <text:p text:style-name="P5">MTH DCS, <text:span text:style-name="T43">reserved for future definition</text:span>, <text:span text:style-name="T30">do not use.</text:span></text:p>
          </table:table-cell>
        </table:table-row>
      </table:table>
      <text:p text:style-name="Standard"/>
      <text:h text:style-name="Heading_20_2" text:outline-level="2"><text:bookmark-start text:name="__RefHeading___Toc3461_1635234148"/>RFID and NFC<text:bookmark-end text:name="__RefHeading___Toc3461_1635234148"/></text:h>
      <text:p text:style-name="Standard">The RFID Unique Identifiers space is reserved for further standardization in the future. <text:s/>Do not use this space before contacting the OpenLCB organization first.</text:p>
      <text:h text:style-name="Heading_20_2" text:outline-level="2"><text:bookmark-start text:name="__RefHeading___Toc3463_1635234148"/><text:soft-page-break/>Temporary Assigned by Software at Runtime<text:bookmark-end text:name="__RefHeading___Toc3463_1635234148"/></text:h>
      <text:p text:style-name="P37">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7">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span text:style-name="T38">i</text:span>nstallation operates one or more leasing services, they must be assigned disjoint ranges to hand out identifiers from. Globally available leasing services (such as over the Internet) shall have a unique range assigned to them.</text:p>
      <text:p text:style-name="P40"><text:span text:style-name="T12">Because Unique Event Identifiers assigned out of this range could be captured and disseminated into use by nodes that could become unaware of </text:span><text:span text:style-name="T13">a</text:span><text:span text:style-name="T12"> lease expiration </text:span><text:span text:style-name="T13">and reassignment</text:span><text:span text:style-name="T12">, Unique Event Identifiers shall not be assigned out of this range</text:span>.</text:p>
      <text:p text:style-name="P37">It is possible that a future OpenLCB protocol may, or may not, define a mechanism to <text:span text:style-name="T23">negotiate</text:span> a Unique Identifier lease over an OpenLCB network. <text:s/><text:span text:style-name="T28">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9">Byte 1</text:p>
            </table:table-cell>
            <table:table-cell table:style-name="Table6.A1" table:number-columns-spanned="2" office:value-type="string">
              <text:p text:style-name="P19">Byte 2</text:p>
            </table:table-cell>
            <table:covered-table-cell/>
            <table:table-cell table:style-name="Table6.A1" office:value-type="string">
              <text:p text:style-name="P19">Byte 3</text:p>
            </table:table-cell>
            <table:table-cell table:style-name="Table6.A1" office:value-type="string">
              <text:p text:style-name="P19">Byte 4</text:p>
            </table:table-cell>
            <table:table-cell table:style-name="Table6.A1" office:value-type="string">
              <text:p text:style-name="P19">Byte 5</text:p>
            </table:table-cell>
            <table:table-cell table:style-name="Table6.A1" office:value-type="string">
              <text:p text:style-name="P19">Byte 6</text:p>
            </table:table-cell>
            <table:table-cell table:style-name="Table6.A1" office:value-type="string">
              <text:p text:style-name="P19">Organization</text:p>
            </table:table-cell>
            <table:table-cell table:style-name="Table6.I1" office:value-type="string">
              <text:p text:style-name="P19">Comment</text:p>
            </table:table-cell>
          </table:table-row>
        </table:table-header-rows>
        <table:table-row>
          <table:table-cell table:style-name="Table6.A2" office:value-type="string">
            <text:p text:style-name="P18">08</text:p>
          </table:table-cell>
          <table:table-cell table:style-name="Table6.B2" table:number-columns-spanned="2" office:value-type="string">
            <text:p text:style-name="P18">00</text:p>
          </table:table-cell>
          <table:covered-table-cell/>
          <table:table-cell table:style-name="Table6.D2" office:value-type="string">
            <text:p text:style-name="P31">00</text:p>
          </table:table-cell>
          <table:table-cell table:style-name="Table6.E2" table:number-columns-spanned="3" office:value-type="string">
            <text:p text:style-name="P22">Self-Assigned</text:p>
          </table:table-cell>
          <table:covered-table-cell/>
          <table:covered-table-cell/>
          <table:table-cell table:style-name="Table6.H2" office:value-type="string">
            <text:p text:style-name="P18">OpenLCB</text:p>
          </table:table-cell>
          <table:table-cell table:style-name="Table6.I2" office:value-type="string">
            <text:p text:style-name="P5">Allocated through OpenLCB.org.</text:p>
          </table:table-cell>
        </table:table-row>
        <table:table-row>
          <table:table-cell table:style-name="Table6.A2" office:value-type="string">
            <text:p text:style-name="P32">08</text:p>
          </table:table-cell>
          <table:table-cell table:style-name="Table6.B2" table:number-columns-spanned="2" office:value-type="string">
            <text:p text:style-name="P32">00</text:p>
          </table:table-cell>
          <table:covered-table-cell/>
          <table:table-cell table:style-name="Table6.D2" office:value-type="string">
            <text:p text:style-name="P32">*</text:p>
          </table:table-cell>
          <table:table-cell table:style-name="Table6.E3" table:number-columns-spanned="3" office:value-type="string">
            <text:p text:style-name="P32">Self-Assigned</text:p>
          </table:table-cell>
          <table:covered-table-cell/>
          <table:covered-table-cell/>
          <table:table-cell table:style-name="Table6.H3" office:value-type="string">
            <text:p text:style-name="P35">OpenLCB</text:p>
          </table:table-cell>
          <table:table-cell table:style-name="Table6.I2" office:value-type="string">
            <text:p text:style-name="P33">Reserved for future OpenLCB.org allocations.</text:p>
          </table:table-cell>
        </table:table-row>
        <table:table-row>
          <table:table-cell table:style-name="Table6.A4" office:value-type="string">
            <text:p text:style-name="P18">08</text:p>
          </table:table-cell>
          <table:table-cell table:style-name="Table6.B4" office:value-type="string">
            <text:p text:style-name="P34">01</text:p>
          </table:table-cell>
          <table:table-cell table:style-name="Table6.C4" table:number-columns-spanned="3" office:value-type="string">
            <text:p text:style-name="P35">Long<text:line-break/>DCC ID</text:p>
          </table:table-cell>
          <table:covered-table-cell/>
          <table:covered-table-cell/>
          <table:table-cell table:style-name="Table6.F4" table:number-columns-spanned="2" office:value-type="string">
            <text:p text:style-name="P22">Self-Assigned</text:p>
          </table:table-cell>
          <table:covered-table-cell/>
          <table:table-cell table:style-name="Table6.H4" office:value-type="string">
            <text:p text:style-name="P18">DCC Manufacturer</text:p>
          </table:table-cell>
          <table:table-cell table:style-name="Table6.I4" office:value-type="string">
            <text:p text:style-name="P5">Manufacture<text:span text:style-name="T37">r</text:span>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7">08</text:p>
          </table:table-cell>
          <table:table-cell table:style-name="Table6.B5" table:number-columns-spanned="2" office:value-type="string">
            <text:p text:style-name="P41">01</text:p>
          </table:table-cell>
          <table:covered-table-cell/>
          <table:table-cell table:style-name="Table6.D5" office:value-type="string">
            <text:p text:style-name="P36">00</text:p>
          </table:table-cell>
          <table:table-cell table:style-name="Table6.E5" office:value-type="string">
            <text:p text:style-name="P36">0D</text:p>
          </table:table-cell>
          <table:table-cell table:style-name="Table6.F5" table:number-columns-spanned="2" office:value-type="string">
            <text:p text:style-name="P23">Self-Assigned</text:p>
          </table:table-cell>
          <table:covered-table-cell/>
          <table:table-cell table:style-name="Table6.H5" office:value-type="string">
            <text:p text:style-name="P43">DCC - DIY</text:p>
          </table:table-cell>
          <table:table-cell table:style-name="Table6.I5" office:value-type="string">
            <text:p text:style-name="P7">Do-It-Yourself (shared unmanaged space). <text:s/>Use with Caution.</text:p>
          </table:table-cell>
        </table:table-row>
      </table:table>
      <text:p text:style-name="Standard"/>
      <text:h text:style-name="P60" text:outline-level="2"><text:bookmark-start text:name="__RefHeading__4005_53554088"/><text:soft-page-break/><text:span text:style-name="T21">Long (16-bit) NMRA DCC </text:span>Manufacture<text:span text:style-name="T17">r</text:span> Specific<text:bookmark-end text:name="__RefHeading__4005_53554088"/></text:h>
      <text:p text:style-name="P39">Manufacturers shall ensure uniqueness for identifiers they assign. <text:s/><text:span text:style-name="T21">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Byte 1</text:p>
          </table:table-cell>
          <table:table-cell table:style-name="Table2.A1" office:value-type="string">
            <text:p text:style-name="P21">Byte 2</text:p>
          </table:table-cell>
          <table:table-cell table:style-name="Table2.A1" office:value-type="string">
            <text:p text:style-name="P21">Byte 3</text:p>
          </table:table-cell>
          <table:table-cell table:style-name="Table2.A1" office:value-type="string">
            <text:p text:style-name="P21">Byte 4</text:p>
          </table:table-cell>
          <table:table-cell table:style-name="Table2.A1" office:value-type="string">
            <text:p text:style-name="P21">Byte 5</text:p>
          </table:table-cell>
          <table:table-cell table:style-name="Table2.A1" office:value-type="string">
            <text:p text:style-name="P21">Byte 6</text:p>
          </table:table-cell>
          <table:table-cell table:style-name="Table2.A1" office:value-type="string">
            <text:p text:style-name="P21">Organization</text:p>
          </table:table-cell>
          <table:table-cell table:style-name="Table2.H1" office:value-type="string">
            <text:p text:style-name="P21">Comment</text:p>
          </table:table-cell>
        </table:table-row>
        <table:table-row>
          <table:table-cell table:style-name="Table2.A2" office:value-type="string">
            <text:p text:style-name="P20">0<text:span text:style-name="T32">9</text:span></text:p>
          </table:table-cell>
          <table:table-cell table:style-name="Table2.B2" table:number-columns-spanned="2" office:value-type="string">
            <text:p text:style-name="P30">Long</text:p>
            <text:p text:style-name="P20">DCC ID</text:p>
          </table:table-cell>
          <table:covered-table-cell/>
          <table:table-cell table:style-name="Table2.D2" table:number-columns-spanned="3" office:value-type="string">
            <text:p text:style-name="P20">Self-Assigned</text:p>
          </table:table-cell>
          <table:covered-table-cell/>
          <table:covered-table-cell/>
          <table:table-cell table:style-name="Table2.G2" office:value-type="string">
            <text:p text:style-name="P20">DCC Manufacturer</text:p>
          </table:table-cell>
          <table:table-cell table:style-name="Table2.H2" office:value-type="string">
            <text:p text:style-name="P6">Manufacture<text:span text:style-name="T37">r</text:span>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0D</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12</text:p>
          </table:table-cell>
          <table:table-cell table:style-name="Table2.D3" table:number-columns-spanned="3" office:value-type="string">
            <text:p text:style-name="P20">Self-Assigned</text:p>
          </table:table-cell>
          <table:covered-table-cell/>
          <table:covered-table-cell/>
          <table:table-cell table:style-name="Table2.G2" office:value-type="string">
            <text:p text:style-name="P20"><text:span text:style-name="T20">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A5</text:p>
          </table:table-cell>
          <table:table-cell table:style-name="Table2.D5" office:value-type="string">
            <text:p text:style-name="P20">*</text:p>
          </table:table-cell>
          <table:table-cell table:style-name="Table2.E5" table:number-columns-spanned="2" office:value-type="string">
            <text:p text:style-name="P20"><text:span text:style-name="T16">CBUS <text:s text:c="7"/></text:span>Node ID</text:p>
          </table:table-cell>
          <table:covered-table-cell/>
          <table:table-cell table:style-name="Table2.G2" office:value-type="string">
            <text:p text:style-name="P20"><text:span text:style-name="T20">DCC – </text:span>MERG</text:p>
          </table:table-cell>
          <table:table-cell table:style-name="Table2.H2" office:value-type="string">
            <text:p text:style-name="P6">MERG Node ID translation</text:p>
          </table:table-cell>
        </table:table-row>
        <table:table-row>
          <table:table-cell table:style-name="Table2.A2" office:value-type="string">
            <text:p text:style-name="P20">0<text:span text:style-name="T32">9</text:span></text:p>
          </table:table-cell>
          <table:table-cell table:style-name="Table2.B3" office:value-type="string">
            <text:p text:style-name="P20">0<text:span text:style-name="T22">0</text:span></text:p>
          </table:table-cell>
          <table:table-cell table:style-name="Table2.A2" office:value-type="string">
            <text:p text:style-name="P20">EE</text:p>
          </table:table-cell>
          <table:table-cell table:style-name="Table2.D5" office:value-type="string">
            <text:p text:style-name="P20">*</text:p>
          </table:table-cell>
          <table:table-cell table:style-name="Table2.E6" office:value-type="string">
            <text:p text:style-name="P20">*</text:p>
          </table:table-cell>
          <table:table-cell table:style-name="Table2.E6" office:value-type="string">
            <text:p text:style-name="P20">*</text:p>
          </table:table-cell>
          <table:table-cell table:style-name="Table2.G2" office:value-type="string">
            <text:p text:style-name="P20"><text:span text:style-name="T20">DCC – </text:span>NMRA</text:p>
          </table:table-cell>
          <table:table-cell table:style-name="Table2.H2" office:value-type="string">
            <text:p text:style-name="P6">NMRA Reserved (for extended manufacture ID numbers). <text:s/><text:span text:style-name="T27">Not available for use.</text:span></text:p>
          </table:table-cell>
        </table:table-row>
      </table:table>
      <text:p text:style-name="P39"/>
      <text:h text:style-name="Heading_20_2" text:outline-level="2"><text:bookmark-start text:name="__RefHeading___Toc3465_1635234148"/>Reserved Unique Identifiers<text:bookmark-end text:name="__RefHeading___Toc3465_1635234148"/></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9">Byte 1</text:p>
            </table:table-cell>
            <table:table-cell table:style-name="Table9.A1" office:value-type="string">
              <text:p text:style-name="P19">Byte 2</text:p>
            </table:table-cell>
            <table:table-cell table:style-name="Table9.A1" office:value-type="string">
              <text:p text:style-name="P19">Byte 3</text:p>
            </table:table-cell>
            <table:table-cell table:style-name="Table9.A1" office:value-type="string">
              <text:p text:style-name="P19">Byte 4</text:p>
            </table:table-cell>
            <table:table-cell table:style-name="Table9.A1" office:value-type="string">
              <text:p text:style-name="P19">Byte 5</text:p>
            </table:table-cell>
            <table:table-cell table:style-name="Table9.A1" office:value-type="string">
              <text:p text:style-name="P19">Byte 6</text:p>
            </table:table-cell>
            <table:table-cell table:style-name="Table9.A1" office:value-type="string">
              <text:p text:style-name="P19">Organization</text:p>
            </table:table-cell>
            <table:table-cell table:style-name="Table9.H1" office:value-type="string">
              <text:p text:style-name="P19">Comment</text:p>
            </table:table-cell>
          </table:table-row>
        </table:table-header-rows>
        <table:table-row>
          <table:table-cell table:style-name="Table9.A2" office:value-type="string">
            <text:p text:style-name="P18">00</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row>
          <table:table-cell table:style-name="Table9.A2" office:value-type="string">
            <text:p text:style-name="P18">FF</text:p>
          </table:table-cell>
          <table:table-cell table:style-name="Table9.B2" office:value-type="string">
            <text:p text:style-name="P18">*</text:p>
          </table:table-cell>
          <table:table-cell table:style-name="Table9.A2" office:value-type="string">
            <text:p text:style-name="P18">*</text:p>
          </table:table-cell>
          <table:table-cell table:style-name="Table9.D2" office:value-type="string">
            <text:p text:style-name="P18">*</text:p>
          </table:table-cell>
          <table:table-cell table:style-name="Table9.E2" office:value-type="string">
            <text:p text:style-name="P18">*</text:p>
          </table:table-cell>
          <table:table-cell table:style-name="Table9.E2" office:value-type="string">
            <text:p text:style-name="P18">*</text:p>
          </table:table-cell>
          <table:table-cell table:style-name="Table9.G2" office:value-type="string">
            <text:p text:style-name="P18">OpenLCB</text:p>
          </table:table-cell>
          <table:table-cell table:style-name="Table9.H2" office:value-type="string">
            <text:p text:style-name="P5">Shall not be used at any point.</text:p>
          </table:table-cell>
        </table:table-row>
      </table:table>
      <text:p text:style-name="Standard"/>
      <text:p text:style-name="P38"/>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s/>1 <text:s/>Introduction (Informative)<text:tab/>1</text:p>
          <text:p text:style-name="P55"><text:s/>2 <text:s/>Intended Use (Informative)<text:tab/>1</text:p>
          <text:p text:style-name="P55"><text:s/>3 <text:s/>References and Context (Normative)<text:tab/>1</text:p>
          <text:p text:style-name="P55"><text:s/>4 <text:s/>Format (Normative)<text:tab/>1</text:p>
          <text:p text:style-name="P55"><text:s/>5 <text:s/>Allocation (Normative)<text:tab/>1</text:p>
          <text:p text:style-name="P56"><text:s/>5.1 <text:s/>Overview<text:tab/>2</text:p>
          <text:p text:style-name="P56"><text:s/>5.2 <text:s/>Reserved Leading Zero<text:tab/>2</text:p>
          <text:p text:style-name="P56"><text:s/>5.3 <text:s/>Well-Known Global Identifiers<text:tab/>3</text:p>
          <text:p text:style-name="P56"><text:s/>5.4 <text:s/>Manufacturer Specific<text:tab/>3</text:p>
          <text:p text:style-name="P56"><text:s/>5.5 <text:s/>Self-Assigning Groups<text:tab/>4</text:p>
          <text:p text:style-name="P56"><text:s/>5.6 <text:s/>Assigned by Software at Runtime<text:tab/>5</text:p>
          <text:p text:style-name="P56"><text:s/>5.7 <text:s/>Specifically Assigned by Request<text:tab/>5</text:p>
          <text:p text:style-name="P56"><text:s/>5.8 <text:s/>Locomotive Control Systems<text:tab/>5</text:p>
          <text:p text:style-name="P56"><text:s/>5.9 <text:s/>RFID and NFC<text:tab/>6</text:p>
          <text:p text:style-name="P56"><text:s/>5.10 <text:s/>Temporary Assigned by Software at Runtime<text:tab/>7</text:p>
          <text:p text:style-name="P56"><text:s/>5.11 <text:s/>Long (16-bit) NMRA DCC Manufacturer Specific<text:tab/>8</text:p>
          <text:p text:style-name="P56"><text:s/>5.12 <text:s/>Reserved Unique Identifiers<text:tab/>8</text:p>
        </text:index-body>
      </text:table-of-content>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fo:font-size="8pt" officeooo:rsid="0016888d" style:font-size-asian="8pt" style:font-size-complex="8pt"/>
    </style:style>
    <style:style style:name="MT2"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7035in" fo:min-width="8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3" svg:width="7.9996in" svg:height="31.7031in" draw:transform="rotate (0.785398163397448) translate (-0.7875in 4.65625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2"><text:tab/> <text:s text:c="5"/>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6"><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D3" office:value-type="string">
              <text:p text:style-name="MP8"><text:user-defined style:data-style-name="N0" text:name="OLCBstatus">Adopted</text:user-defined></text:p>
            </table:table-cell>
          </table:table-row>
        </table:table>
        <text:p text:style-name="Header"><draw:custom-shape text:anchor-type="char" draw:z-index="7" draw:name="PowerPlusWaterMarkObject" draw:style-name="Mgr2" draw:text-style-name="MP3" svg:width="6.4996in" svg:height="25.75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andscape" style:page-layout-name="Mpm3" draw:style-name="Mdp1">
      <style:header>
        <text:p text:style-name="MP10">OpenLCB Unique Identifiers Standard<draw:custom-shape text:anchor-type="char" draw:z-index="8" draw:name="PowerPlusWaterMarkObject" draw:style-name="Mgr3" draw:text-style-name="MP3" svg:width="6.9248in" svg:height="27.4433in" draw:transform="rotate (0.785398163397448) translate (-0.7875in 3.7846183289588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24</meta:editing-cycles>
    <meta:editing-duration>P1DT16H27M</meta:editing-duration>
    <meta:generator>LibreOffice/7.4.6.2$MacOSX_X86_64 LibreOffice_project/5b1f5509c2decdade7fda905e3e1429a67acd63d</meta:generator>
    <dc:date>2024-07-07T07:31:57.924351829</dc:date>
    <meta:printed-by>Bob Jacobsen</meta:printed-by>
    <meta:print-date>2010-10-24T14:21:59</meta:print-date>
    <dc:creator>Bob Jacobsen</dc:creator>
    <meta:document-statistic meta:table-count="12" meta:image-count="1" meta:object-count="0" meta:page-count="9" meta:paragraph-count="550" meta:word-count="2472" meta:character-count="14638" meta:non-whitespace-character-count="12572"/>
    <meta:user-defined meta:name="OLCBdate">July 22, 2024</meta:user-defined>
    <meta:user-defined meta:name="OLCBstatus">Adopted</meta:user-defined>
    <meta:user-defined meta:name="OLCByear">2024</meta:user-defined>
  </office:meta>
</office:document-meta>
</file>